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086cm" fo:min-width="1.836cm"/>
    </style:style>
    <style:style style:name="gr2" style:family="graphic" style:parent-style-name="standard">
      <style:graphic-properties svg:stroke-color="#007826" draw:fill-color="#00cc33" draw:textarea-horizontal-align="justify" draw:textarea-vertical-align="middle" draw:auto-grow-height="false" fo:min-height="2.086cm" fo:min-width="1.83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258cm" fo:min-width="0.5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>
      <style:graphic-properties style:protect="siz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/>
    </style:style>
    <style:style style:name="P3" style:family="paragraph">
      <loext:graphic-properties draw:fill-color="#00cc33"/>
      <style:paragraph-properties fo:text-align="center"/>
      <style:text-properties fo:font-size="15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weight="bold"/>
    </style:style>
    <style:style style:name="P6" style:family="paragraph">
      <loext:graphic-properties draw:fill-color="#ffffff"/>
    </style:style>
    <style:style style:name="T1" style:family="text">
      <style:text-properties fo:font-size="15pt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7.686cm" svg:height="19.558cm" svg:x="0cm" svg:y="1.016cm" presentation:class="outline" presentation:user-transformed="true">
          <draw:text-box>
            <text:p text:style-name="P1">Motion Planning Finite-State Machine</text:p>
          </draw:text-box>
        </draw:frame>
        <draw:custom-shape draw:style-name="gr1" draw:text-style-name="P2" draw:layer="layout" svg:width="3.302cm" svg:height="3.302cm" svg:x="12.447cm" svg:y="4.633cm">
          <text:p text:style-name="P1"><text:span text:style-name="T1">MANU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302cm" svg:x="17.118cm" svg:y="6.672cm">
          <text:p text:style-name="P1"><text:span text:style-name="T1">ARM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302cm" svg:x="9.906cm" svg:y="15.154cm">
          <text:p text:style-name="P1"><text:span text:style-name="T1">WAYPOI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302cm" svg:height="3.302cm" svg:x="17.78cm" svg:y="11.444cm">
          <text:p text:style-name="P1"><text:span text:style-name="T1">PLANN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302cm" svg:x="14.987cm" svg:y="15.408cm">
          <text:p text:style-name="P1"><text:span text:style-name="T1">TAKEOF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302cm" svg:x="6.904cm" svg:y="11.306cm">
          <text:p text:style-name="P1"><text:span text:style-name="T1">LAND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302cm" svg:x="7.72cm" svg:y="6.418cm">
          <text:p text:style-name="P1"><text:span text:style-name="T1">DISARM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177cm" svg:height="1.016cm" draw:transform="rotate (-0.426558469187415) translate (16.247cm 6.3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177cm" svg:height="1.016cm" draw:transform="rotate (-1.5706217938697) translate (20.02cm 10.07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177cm" svg:height="1.016cm" draw:transform="rotate (-2.23157798159995) translate (19.151cm 15.2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177cm" svg:height="1.016cm" draw:transform="rotate (3.10005381739233) translate (14.59cm 17.85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177cm" svg:height="1.016cm" draw:transform="rotate (2.25653618990347) translate (9.619cm 15.95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177cm" svg:height="1.016cm" draw:transform="rotate (1.52925749059743) translate (8.173cm 11.0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177cm" svg:height="1.016cm" draw:transform="rotate (0.232652389290844) translate (10.813cm 6.28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2.794cm" svg:height="0.962cm" svg:x="12.7cm" svg:y="3.456cm">
          <draw:text-box>
            <text:p text:style-name="P1"><text:span text:style-name="T2">Star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draw:line-distance="0.508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0T17:00:31.144046475</meta:creation-date>
    <dc:date>2020-12-10T18:06:15.061584455</dc:date>
    <meta:editing-duration>PT5M25S</meta:editing-duration>
    <meta:editing-cycles>3</meta:editing-cycles>
    <meta:generator>LibreOffice/5.1.6.2$Linux_X86_64 LibreOffice_project/10m0$Build-2</meta:generator>
    <meta:document-statistic meta:object-count="39"/>
  </office:meta>
</office:document-meta>
</file>